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acf" officeooo:paragraph-rsid="0017dacf"/>
    </style:style>
    <style:style style:name="P2" style:family="paragraph" style:parent-style-name="Standard">
      <style:text-properties officeooo:rsid="0018adb3" officeooo:paragraph-rsid="0018adb3"/>
    </style:style>
    <style:style style:name="P3" style:family="paragraph" style:parent-style-name="Standard">
      <style:text-properties officeooo:rsid="0018adb3" officeooo:paragraph-rsid="0019b5a3"/>
    </style:style>
    <style:style style:name="P4" style:family="paragraph" style:parent-style-name="Standard">
      <style:text-properties style:text-line-through-style="none" style:text-line-through-type="none" officeooo:rsid="0018adb3" officeooo:paragraph-rsid="0018adb3"/>
    </style:style>
    <style:style style:name="T1" style:family="text">
      <style:text-properties officeooo:rsid="0019b5a3"/>
    </style:style>
    <style:style style:name="T2" style:family="text">
      <style:text-properties officeooo:rsid="001a22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table <text:span text:style-name="T2">Knowledge Website</text:span></text:p>
      <text:p text:style-name="P1"/>
      <text:p text:style-name="P2">Timeframe: 16.09.2021 – 21.09.2021</text:p>
      <text:p text:style-name="P2"/>
      <text:p text:style-name="P2">Thursday, 16.09.2021</text:p>
      <text:p text:style-name="P2">Carolina S. was on remote due to health issues where it didn’t make sense for her to be present.</text:p>
      <text:p text:style-name="P2">Carolina W. spent the day outlining the basics of the project and setting up the mySQL database.</text:p>
      <text:p text:style-name="P2"/>
      <text:p text:style-name="P2">Monday, 20.09.2021</text:p>
      <text:p text:style-name="P2">- finalized mockup</text:p>
      <text:p text:style-name="P4">- created naming-conventions (class-)list</text:p>
      <text:p text:style-name="P2">- set up blades</text:p>
      <text:p text:style-name="P2">- create functions</text:p>
      <text:p text:style-name="P2">- routed all the pages</text:p>
      <text:p text:style-name="P2">- tested database</text:p>
      <text:p text:style-name="P2">- linked pages to each other</text:p>
      <text:p text:style-name="P2">- finalized item classes</text:p>
      <text:p text:style-name="P2">- set up github repo</text:p>
      <text:p text:style-name="P2"/>
      <text:p text:style-name="P2">Tuesday, 21.09.2021</text:p>
      <text:p text:style-name="P2">- styling(css)</text:p>
      <text:p text:style-name="P2">- evtl:</text:p>
      <text:p text:style-name="P2"><text:s text:c="2"/>- edit post</text:p>
      <text:p text:style-name="P2"><text:s text:c="2"/>- add categories + filter <text:span text:style-name="T1">with search</text:span></text:p>
      <text:p text:style-name="P3"><text:s text:c="2"/>- <text:span text:style-name="T1">add images to post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16:01:31.033655583</meta:creation-date>
    <dc:date>2021-09-20T17:02:07.913463084</dc:date>
    <meta:editing-duration>PT9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04" meta:character-count="608" meta:non-whitespace-character-count="518"/>
  </office:meta>
</office:document-meta>
</file>